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Emoji" svg:font-family="Segoe UI Emoji" style:font-family-generic="swiss" style:font-pitch="variable" svg:panose-1="2 11 5 2 4 2 4 2 2 3"/>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Segoe UI Emoji" style:font-name-complex="Segoe UI Emoji"/>
    </style:style>
    <style:style style:name="T3" style:parent-style-name="DefaultParagraphFont" style:family="text">
      <style:text-properties style:font-name="Segoe UI Emoji" style:font-name-complex="Segoe UI Emoji"/>
    </style:style>
    <style:style style:name="T4" style:parent-style-name="DefaultParagraphFont" style:family="text">
      <style:text-properties style:font-name="Segoe UI Emoji" style:font-name-complex="Segoe UI Emoji"/>
    </style:style>
    <style:style style:name="T5" style:parent-style-name="DefaultParagraphFont" style:family="text">
      <style:text-properties style:font-name="Segoe UI Emoji" style:font-name-complex="Segoe UI Emoji"/>
    </style:style>
    <style:style style:name="T6" style:parent-style-name="DefaultParagraphFont" style:family="text">
      <style:text-properties style:font-name="Segoe UI Emoji" style:font-name-complex="Segoe UI Emoji"/>
    </style:style>
    <style:style style:name="T7" style:parent-style-name="DefaultParagraphFont" style:family="text">
      <style:text-properties style:font-name="Segoe UI Emoji" style:font-name-complex="Segoe UI Emoji"/>
    </style:style>
    <style:style style:name="T8" style:parent-style-name="DefaultParagraphFont" style:family="text">
      <style:text-properties style:font-name="Segoe UI Emoji" style:font-name-complex="Segoe UI Emoji"/>
    </style:style>
    <style:style style:name="T9" style:parent-style-name="DefaultParagraphFont" style:family="text">
      <style:text-properties style:font-name="Segoe UI Emoji" style:font-name-complex="Segoe UI Emoji"/>
    </style:style>
    <style:style style:name="T10" style:parent-style-name="DefaultParagraphFont" style:family="text">
      <style:text-properties style:font-name="Segoe UI Emoji" style:font-name-complex="Segoe UI Emoji"/>
    </style:style>
    <style:style style:name="T11" style:parent-style-name="DefaultParagraphFont" style:family="text">
      <style:text-properties style:font-name="Segoe UI Emoji" style:font-name-complex="Segoe UI Emoji"/>
    </style:style>
  </office:automatic-styles>
  <office:body>
    <office:text text:use-soft-page-breaks="true">
      <text:p text:style-name="P1">#<text:s/><text:span text:style-name="T2">📊</text:span><text:s/>Power BI Project – Sales Performance Dashboard</text:p>
      <text:p text:style-name="Normal"/>
      <text:p text:style-name="Normal">##<text:s/><text:span text:style-name="T3">📝</text:span><text:s/>Project Summary</text:p>
      <text:p text:style-name="Normal">This Power BI dashboard analyzes sales and profit data across multiple regions, categories, and customer segments. It provides interactive insights to support strategic decisions related to market trends, category performance, and regional profitability.</text:p>
      <text:p text:style-name="Normal"/>
      <text:p text:style-name="Normal">---</text:p>
      <text:p text:style-name="Normal"/>
      <text:p text:style-name="Normal">##<text:s/><text:span text:style-name="T4">🎯</text:span><text:s/>Objectives</text:p>
      <text:p text:style-name="Normal">- Visualize **sales and profit trends over time**</text:p>
      <text:p text:style-name="Normal">- Analyze **profit distribution by country**</text:p>
      <text:p text:style-name="Normal">- Compare **category-wise sales across customer segments**</text:p>
      <text:p text:style-name="Normal">- Explore **regional performance by segment**</text:p>
      <text:p text:style-name="Normal"/>
      <text:p text:style-name="Normal">---</text:p>
      <text:p text:style-name="Normal"/>
      <text:p text:style-name="Normal">##<text:s/><text:span text:style-name="T5">📈</text:span><text:s/>Visualizations Included</text:p>
      <text:p text:style-name="Normal"/>
      <text:p text:style-name="Normal">###<text:s/><text:span text:style-name="T6">🌍</text:span><text:s/>Profit by Country</text:p>
      <text:p text:style-name="Normal">- **Map View** displaying total profit by country across Europe</text:p>
      <text:p text:style-name="Normal">- Offers geographical insight into market performance</text:p>
      <text:p text:style-name="Normal"/>
      <text:p text:style-name="Normal">###<text:s/><text:span text:style-name="T7">📅</text:span><text:s/>Sales and Profit Over Time</text:p>
      <text:p text:style-name="Normal">- **Line Chart** showing yearly trends in sales and profit (2011–2014)</text:p>
      <text:p text:style-name="Normal">- Identifies overall growth and seasonal changes</text:p>
      <text:p text:style-name="Normal"/>
      <text:p text:style-name="Normal">###<text:s/><text:span text:style-name="T8">🛒</text:span><text:s/>Total Sales by Category</text:p>
      <text:p text:style-name="Normal">- **Stacked Bar Chart** broken down by customer segments (Consumer, Corporate, Home Office)</text:p>
      <text:p text:style-name="Normal">- Highlights top-performing categories and segment contributions</text:p>
      <text:p text:style-name="Normal"/>
      <text:soft-page-break/>
      <text:p text:style-name="Normal">###<text:s/><text:span text:style-name="T9">📌</text:span><text:s/>Profit and Sales by Region and Segment</text:p>
      <text:p text:style-name="Normal">- **Scatter Plot** mapping profit vs. sales by region and segment</text:p>
      <text:p text:style-name="Normal">- Helps spot high-performing regions and potential underperformers</text:p>
      <text:p text:style-name="Normal"/>
      <text:p text:style-name="Normal">---</text:p>
      <text:p text:style-name="Normal"/>
      <text:p text:style-name="Normal">##<text:s/><text:span text:style-name="T10">🧠</text:span><text:s/>Key Insights</text:p>
      <text:p text:style-name="Normal">- Steady increase in both sales and profit from 2011 to 2014</text:p>
      <text:p text:style-name="Normal">- Technology segment leads in overall sales</text:p>
      <text:p text:style-name="Normal">- Certain countries and segments consistently outperform others</text:p>
      <text:p text:style-name="Normal">- Regional differences indicate opportunities for targeted marketing</text:p>
      <text:p text:style-name="Normal"/>
      <text:p text:style-name="Normal">---</text:p>
      <text:p text:style-name="Normal"/>
      <text:p text:style-name="Normal">##<text:s/><text:span text:style-name="T11">🛠️</text:span><text:s/>Tools &amp; Features</text:p>
      <text:p text:style-name="Normal">- **Power BI Desktop**</text:p>
      <text:p text:style-name="Normal">- Multiple visualization types (map, line, bar, scatter)</text:p>
      <text:p text:style-name="Normal">- Interactive filters for category and segment views</text:p>
      <text:p text:style-name="Normal">- Clean, dashboard-style layout for executive report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ayo Adeyemi</meta:initial-creator>
    <dc:creator>Tayo Adeyemi</dc:creator>
    <meta:creation-date>2025-04-15T15:18:00Z</meta:creation-date>
    <dc:date>2025-04-15T15:18:00Z</dc:date>
    <meta:template xlink:href="Normal" xlink:type="simple"/>
    <meta:editing-cycles>1</meta:editing-cycles>
    <meta:editing-duration>PT0S</meta:editing-duration>
    <meta:document-statistic meta:page-count="2" meta:paragraph-count="3" meta:word-count="259" meta:character-count="1736" meta:row-count="12" meta:non-whitespace-character-count="1480"/>
  </office:meta>
</office:document-meta>
</file>